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rebuchet MS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Trebuchet MS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Trebuchet MS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fo:color="#000000" style:font-name="Trebuchet MS"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style="normal" style:font-name-asian="Courier New" style:font-style-asian="normal" style:font-name-complex="Courier New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fo:color="#800000" style:text-underline-style="none"/>
    </style:style>
    <style:style style:name="T7" style:family="text">
      <style:text-properties fo:color="#000000" style:text-underline-style="none"/>
    </style:style>
    <style:style style:name="fr1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gadnienia teoretyczne</text:p>
      <text:p text:style-name="P5"/>
      <text:list xml:id="list4710836353247154604" text:style-name="L1">
        <text:list-item>
          <text:p text:style-name="P3"><text:span text:style-name="T2">Ruch falowy</text:span> – zaburzenie rozprzestrzeniające się w ośrodku lub przestrzeni. Opisywane następującym równaniem <draw:frame draw:style-name="fr1" draw:name="Object1" text:anchor-type="as-char" svg:width="1.8646in" svg:height="0.1902in" draw:z-index="0"><draw:object xlink:href="./Object 1" xlink:type="simple" xlink:show="embed" xlink:actuate="onLoad"/><draw:image xlink:href="./ObjectReplacements/Object 1" xlink:type="simple" xlink:show="embed" xlink:actuate="onLoad"/></draw:frame>, gdzie A – amplutida fali, <text:span text:style-name="T1">ω – częstość fali, t – czas, k – wektor fali(</text:span><text:span text:style-name="T1"><draw:frame draw:style-name="fr1" draw:name="Object2" text:anchor-type="as-char" svg:width="0.5535in" svg:height="0.3929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) , ϕ – przesunięcie fazowe, x – położenie.</text:span></text:p>
          <text:p text:style-name="P3"><text:s/></text:p>
        </text:list-item>
        <text:list-item>
          <text:p text:style-name="P3"><text:span text:style-name="T2">Prędkość fali</text:span> – stosunek długości do okresu jej trwania, </text:p>
          <text:p text:style-name="P3">opisywana wzorem <draw:frame draw:style-name="fr1" draw:name="Object3" text:anchor-type="as-char" svg:width="0.4575in" svg:height="0.3929in" draw:z-index="2"><draw:object xlink:href="./Object 3" xlink:type="simple" xlink:show="embed" xlink:actuate="onLoad"/><draw:image xlink:href="./ObjectReplacements/Object 3" xlink:type="simple" xlink:show="embed" xlink:actuate="onLoad"/></draw:frame></text:p>
          <text:p text:style-name="P3"/>
        </text:list-item>
        <text:list-item>
          <text:p text:style-name="P3"><text:span text:style-name="T2">Fale elektromagnetyczne</text:span> - rozchodzące się w przestrzeni zaburzenie pola elektromagnetycznego (składowa elektryczna i magnetyczna fali indukują się wzajemnie).</text:p>
          <text:p text:style-name="P3"/>
        </text:list-item>
        <text:list-item>
          <text:p text:style-name="P6">Własności fali w próżni i ośrodkach:</text:p>
          <text:p text:style-name="P3">- Częstotliwość fal w różnych ośrodkach jest stała,</text:p>
          <text:p text:style-name="P3">- Prędkość fal zmienia się w zależności od ośrodka, w którym fala się rozchodzi. </text:p>
        </text:list-item>
      </text:list>
      <text:p text:style-name="P2"/>
      <text:list xml:id="list38364205" text:continue-numbering="true" text:style-name="L1">
        <text:list-item>
          <text:p text:style-name="P3"><text:span text:style-name="T2">Prędkość rozchodzenia się fali, a współczynnik załamania ośrodka</text:span> - Prędkość fali elektromagnetycznej w próżni będzie największa, natomiast dla ośrodka będzie ona opisana wzorem <draw:frame draw:style-name="fr1" draw:name="Object4" text:anchor-type="as-char" svg:width="0.428in" svg:height="0.392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, gdzie c – prędkość światła, n – współczynnik załamania ośrodka.</text:p>
        </text:list-item>
      </text:list>
      <text:p text:style-name="P2"/>
      <text:list xml:id="list38344973" text:continue-numbering="true" text:style-name="L1">
        <text:list-item>
          <text:p text:style-name="P3"><text:span text:style-name="T2">Metody pomiaru prędkości światła</text:span></text:p>
          <text:p text:style-name="P3">- Metoda Galileusza – polegała na tym, że dwie osoby stojące na wzgórzach oddalonych od siebie, na zmianę odsłaniały i zasłaniały latarnie, w celu zmierzenia czasu jaki upłynie nim światło dotrze do obserwatora.</text:p>
          <text:p text:style-name="P3">- Metoda Jamesa Bradley'a – polegająca na wykorzystaniu zjawiska aberracji światła gwiazd (pozorna ruch położenia kątowego ciał niebieskich w cyklu rocznym). Znając kąt aberracji i prędkość orbitalną Ziemi wyznaczył prędkość światła.</text:p>
        </text:list-item>
      </text:list>
      <text:p text:style-name="P2"/>
      <text:list xml:id="list38339125" text:continue-numbering="true" text:style-name="L1">
        <text:list-item>
          <text:p text:style-name="P6">Podstawy obsługi oscyloskopu</text:p>
          <text:p text:style-name="P6"><text:span text:style-name="T3">Oscyloskop słuzy do rejestrowania i przedstawiania na ekranie zmiany napięcia w czasie, do regulowania obrazu służą odpowiednie przełączniki odpowiedzialne za:</text:span> </text:p>
          <text:p text:style-name="P3">- Ustawienie parametrów kanałów:</text:p>
        </text:list-item>
      </text:list>
      <text:p text:style-name="P2"><text:tab/><text:tab/>wzmocnienie (V/div mV/div), pozycja, AC/DC  </text:p>
      <text:p text:style-name="P2"><text:tab/>- Ustawienie podstawy czasu: </text:p>
      <text:p text:style-name="P2"><text:tab/><text:tab/>szybkość (s/div, ms/div, us/div), położenie znacznika 0  </text:p>
      <text:p text:style-name="P2"><text:tab/> </text:p>
      <text:p text:style-name="P1">Źródła:</text:p>
      <text:p text:style-name="P5"/>
      <text:list xml:id="list3643463973851032562" text:style-name="L2">
        <text:list-item>
          <text:p text:style-name="P4"><text:a xlink:type="simple" xlink:href="http://www.if.pwr.wroc.pl/~wsalejda/wyklad-08-fale" text:style-name="Internet_20_link" text:visited-style-name="Visited_20_Internet_20_Link"><text:span text:style-name="T7">http://www.if.pwr.wroc.pl/~wsalejda/wyklad-08-fale</text:span></text:a></text:p>
        </text:list-item>
        <text:list-item>
          <text:p text:style-name="P7">wikipedia</text:p>
        </text:list-item>
        <text:list-item>
          <text:p text:style-name="P7">http://rg1.polsl.pl/miskiewicz/telekom_zzg/lab/oscyloskop16.pdf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3M19S</meta:editing-duration>
    <meta:editing-cycles>10</meta:editing-cycles>
    <meta:generator>OpenOffice/4.1.3$Win32 OpenOffice.org_project/413m1$Build-9783</meta:generator>
    <dc:date>2017-10-29T18:16:41.14</dc:date>
    <dc:creator>Jacek </dc:creator>
    <meta:document-statistic meta:table-count="0" meta:image-count="0" meta:object-count="4" meta:page-count="1" meta:paragraph-count="24" meta:word-count="265" meta:character-count="187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  <mi>,</mi>
            <mi>x</mi>
          </mrow>
          <mo stretchy="false">)</mo>
        </mrow>
        <mo stretchy="false">=</mo>
        <mi>A</mi>
      </mrow>
      <mi>sin</mi>
      <mrow>
        <mo stretchy="false">(</mo>
        <mrow>
          <mrow>
            <mrow>
              <mi mathvariant="italic">ωt</mi>
              <mo stretchy="false">−</mo>
              <mi mathvariant="italic">kx</mi>
            </mrow>
            <mo stretchy="false">+</mo>
            <mi>ϕ</mi>
          </mrow>
        </mrow>
        <mo stretchy="false">)</mo>
      </mrow>
    </mrow>
    <annotation encoding="StarMath 5.0">y(t,x) = A sin(ωt - kx + ϕ)</annotation>
  </semantics>
</math>
</file>

<file path=Object 2/content.xml><?xml version="1.0" encoding="utf-8"?>
<math xmlns="http://www.w3.org/1998/Math/MathML">
  <semantics>
    <mrow>
      <mrow>
        <mi>k</mi>
        <mo stretchy="false">=</mo>
        <mfrac>
          <mrow>
            <mn>2</mn>
            <mi>π</mi>
          </mrow>
          <mi>λ</mi>
        </mfrac>
      </mrow>
    </mrow>
    <annotation encoding="StarMath 5.0">k = {2 π} over λ</annotation>
  </semantics>
</math>
</file>

<file path=Object 3/content.xml><?xml version="1.0" encoding="utf-8"?>
<math xmlns="http://www.w3.org/1998/Math/MathML">
  <semantics>
    <mrow>
      <mrow>
        <mi>v</mi>
        <mo stretchy="false">=</mo>
        <mfrac>
          <mi>ω</mi>
          <mi>T</mi>
        </mfrac>
      </mrow>
    </mrow>
    <annotation encoding="StarMath 5.0">v = ω over T</annotation>
  </semantics>
</math>
</file>

<file path=Object 4/content.xml><?xml version="1.0" encoding="utf-8"?>
<math xmlns="http://www.w3.org/1998/Math/MathML">
  <semantics>
    <mrow>
      <mrow>
        <mi>v</mi>
        <mo stretchy="false">=</mo>
        <mfrac>
          <mi>c</mi>
          <mi>n</mi>
        </mfrac>
      </mrow>
    </mrow>
    <annotation encoding="StarMath 5.0">v = c over n</annotation>
  </semantics>
</math>
</file>